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ddf" officeooo:paragraph-rsid="000878cc"/>
    </style:style>
    <style:style style:name="P2" style:family="paragraph" style:parent-style-name="Standard">
      <style:text-properties officeooo:rsid="00069a3d" officeooo:paragraph-rsid="000878cc"/>
    </style:style>
    <style:style style:name="P3" style:family="paragraph" style:parent-style-name="Standard">
      <style:text-properties officeooo:paragraph-rsid="000878cc"/>
    </style:style>
    <style:style style:name="P4" style:family="paragraph" style:parent-style-name="Standard">
      <style:text-properties officeooo:rsid="00069a3d" officeooo:paragraph-rsid="000878cc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7b3d00"/>
      <style:paragraph-properties style:writing-mode="lr-tb"/>
    </style:style>
    <style:style style:name="P10" style:family="paragraph">
      <loext:graphic-properties draw:fill-color="#b47804"/>
      <style:paragraph-properties style:writing-mode="lr-tb"/>
    </style:style>
    <style:style style:name="P11" style:family="paragraph">
      <loext:graphic-properties draw:fill-color="#ffff00"/>
      <style:paragraph-properties style:writing-mode="lr-tb"/>
    </style:style>
    <style:style style:name="T1" style:family="text">
      <style:text-properties officeooo:rsid="000beddf"/>
    </style:style>
    <style:style style:name="T2" style:family="text">
      <style:text-properties officeooo:rsid="000f6e09"/>
    </style:style>
    <style:style style:name="T3" style:family="text">
      <style:text-properties officeooo:rsid="00069a3d"/>
    </style:style>
    <style:style style:name="T4" style:family="text">
      <style:text-properties officeooo:rsid="0010cbff"/>
    </style:style>
    <style:style style:name="T5" style:family="text">
      <style:text-properties fo:font-variant="normal" fo:text-transform="none" fo:color="#202124" fo:letter-spacing="normal"/>
    </style:style>
    <style:style style:name="T6" style:family="text">
      <style:text-properties fo:font-variant="normal" fo:text-transform="none" fo:color="#202124" fo:letter-spacing="normal" officeooo:rsid="0010cbff"/>
    </style:style>
    <style:style style:name="T7" style:family="text">
      <style:text-properties officeooo:rsid="0011e3ba"/>
    </style:style>
    <style:style style:name="T8" style:family="text">
      <style:text-properties officeooo:rsid="00127b16"/>
    </style:style>
    <style:style style:name="T9" style:family="text">
      <style:text-properties officeooo:rsid="000a292c"/>
    </style:style>
    <style:style style:name="T10" style:family="text">
      <style:text-properties officeooo:rsid="000a7d05"/>
    </style:style>
    <style:style style:name="T11" style:family="text">
      <style:text-properties officeooo:rsid="000e1ad8"/>
    </style:style>
    <style:style style:name="T1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718cm" fo:min-width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718cm" fo:min-width="1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7b3d00" draw:textarea-horizontal-align="justify" draw:textarea-vertical-align="middle" draw:auto-grow-height="false" fo:min-height="1.212cm" fo:min-width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b47804" draw:textarea-horizontal-align="justify" draw:textarea-vertical-align="middle" draw:auto-grow-height="false" fo:min-height="1.212cm" fo:min-width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ff00" draw:textarea-horizontal-align="justify" draw:textarea-vertical-align="middle" draw:auto-grow-height="false" fo:min-height="4.057cm" fo:min-width="9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del Osorio Duarte. </text:p>
      <text:p text:style-name="P1">1611100062</text:p>
      <text:p text:style-name="P1"/>
      <text:p text:style-name="P2">Exercícios <text:span text:style-name="T1">TC</text:span>:</text:p>
      <text:p text:style-name="P3"/>
      <text:p text:style-name="P3">1. Descreva uma redução da linguagem L1 = { 0<text:span text:style-name="T2">^</text:span>i1<text:span text:style-name="T2">^</text:span>i+1 | i ≥ 0 } para a linguagem L2 = { a<text:span text:style-name="T2">^</text:span>i b<text:span text:style-name="T2">^</text:span>i | i ≥ 0 }. </text:p>
      <text:p text:style-name="P2">Prova:</text:p>
      <text:p text:style-name="P2"/>
      <text:p text:style-name="P3"><text:span text:style-name="T2">Teorema:</text:span><text:span text:style-name="T3"> Considere que existe uma máquina </text:span>L<text:span text:style-name="T3">1 que é redutível por mapeamento para L2 e que existe uma função em uma máquina M’ que é computável dada por r(</text:span><text:span text:style-name="T2">u</text:span><text:span text:style-name="T3">).</text:span></text:p>
      <text:p text:style-name="P3"/>
      <text:p text:style-name="P3">● <text:span text:style-name="T3">Suponha que L</text:span><text:span text:style-name="T2">1</text:span><text:span text:style-name="T3"> é Turing-decidível.</text:span></text:p>
      <text:p text:style-name="P2"><text:s/></text:p>
      <text:p text:style-name="P3">● <text:span text:style-name="T3">Como consequência L</text:span><text:span text:style-name="T2">2</text:span><text:span text:style-name="T3"> também é Turing-decidível.</text:span></text:p>
      <text:p text:style-name="P3"/>
      <text:p text:style-name="P3">● <text:span text:style-name="T4">Sabe-se que existe uma máquina R tal que R computa a string u e sempre para.</text:span></text:p>
      <text:p text:style-name="P3"/>
      <text:p text:style-name="P3">● <text:span text:style-name="T4">Como L2 é uma M Turing decidível, L2 reconhece r(u) e sempre para.</text:span></text:p>
      <text:p text:style-name="P3"/>
      <text:p text:style-name="P3">● <text:span text:style-name="T4">Existe uma M’ que computa a entrada da string u, fazendo uma a redução da máquina R(L1) para entrada da M(L2), se somente se u</text:span><text:span text:style-name="T5">∊</text:span><text:span text:style-name="T6">L(R) e r(u)∊L(M), sendo assim u∊L(M’).</text:span></text:p>
      <text:p text:style-name="P3"><text:span text:style-name="T1"><text:tab/>○ Se </text:span><text:span text:style-name="T7">u</text:span><text:span text:style-name="T1"> ∈ L1 , então </text:span><text:span text:style-name="T7">u</text:span><text:span text:style-name="T1"> = </text:span><text:span text:style-name="T7">L1</text:span><text:span text:style-name="T1">, sendo u = 0</text:span><text:span text:style-name="T7">^</text:span><text:span text:style-name="T1">i </text:span><text:span text:style-name="T7">1^i+1</text:span><text:span text:style-name="T1"> para algum i ≥ 0. Logo, r(</text:span><text:span text:style-name="T7">u</text:span><text:span text:style-name="T1">) = </text:span><text:span text:style-name="T7">L(M)</text:span><text:span text:style-name="T1"> e, <text:tab/>portanto, r(</text:span><text:span text:style-name="T7">u</text:span><text:span text:style-name="T1">) ∈ L2.</text:span></text:p>
      <text:p text:style-name="P3"/>
      <text:p text:style-name="P1"><draw:custom-shape text:anchor-type="paragraph" draw:z-index="0" draw:name="Forma12" draw:style-name="gr10" draw:text-style-name="P11" svg:width="9.194cm" svg:height="4.058cm" svg:x="1.842cm" svg:y="0.385cm"><text:p text:style-name="P5"><text:s text:c="6"/><text:tab/><text:tab/><text:tab/><text:tab/> <text:s/>r(u) → </text:p><draw:enhanced-geometry svg:viewBox="0 0 21600 21600" draw:mirror-horizontal="false" draw:mirror-vertical="false" draw:type="rectangle" draw:enhanced-path="M 0 0 L 21600 0 21600 21600 0 21600 0 0 Z N"/></draw:custom-shape></text:p>
      <text:p text:style-name="P1"/>
      <text:p text:style-name="P1"/>
      <text:p text:style-name="P1"><draw:custom-shape text:anchor-type="paragraph" draw:z-index="1" draw:name="Forma13" draw:style-name="gr9" draw:text-style-name="P10" svg:width="1.28cm" svg:height="1.213cm" svg:x="2.898cm" svg:y="0.291cm"><text:p text:style-name="P5"><text:s text:c="4"/>R</text:p><draw:enhanced-geometry svg:viewBox="0 0 21600 21600" draw:type="rectangle" draw:enhanced-path="M 0 0 L 21600 0 21600 21600 0 21600 0 0 Z N"/></draw:custom-shape><draw:custom-shape text:anchor-type="paragraph" draw:z-index="2" draw:name="Forma13_0" draw:style-name="gr8" draw:text-style-name="P9" svg:width="1.28cm" svg:height="1.213cm" svg:x="8.61cm" svg:y="0.356cm"><text:p text:style-name="P5"><text:s text:c="4"/>M</text:p><draw:enhanced-geometry svg:viewBox="0 0 21600 21600" draw:type="rectangle" draw:enhanced-path="M 0 0 L 21600 0 21600 21600 0 21600 0 0 Z N"/></draw:custom-shape><draw:frame text:anchor-type="paragraph" draw:z-index="5" draw:name="Forma15" draw:style-name="gr7" draw:text-style-name="P8" svg:width="1.853cm" svg:height="0.489cm" svg:x="12.666cm" svg:y="0.422cm"><draw:text-box><text:p>ACEITA</text:p></draw:text-box></draw:frame></text:p>
      <text:p text:style-name="P1"><draw:line text:anchor-type="paragraph" draw:z-index="3" draw:name="Forma14" draw:style-name="gr4" draw:text-style-name="P7" svg:x1="9.888cm" svg:y1="0.199cm" svg:x2="12.357cm" svg:y2="0.199cm"><text:p/></draw:line><text:s/><text:span text:style-name="T2">u</text:span>→ <text:tab/></text:p>
      <text:p text:style-name="P1"><draw:line text:anchor-type="paragraph" draw:z-index="4" draw:name="Forma14_0" draw:style-name="gr4" draw:text-style-name="P7" svg:x1="9.888cm" svg:y1="0.439cm" svg:x2="12.292cm" svg:y2="0.439cm"><text:p/></draw:line><draw:frame text:anchor-type="paragraph" draw:z-index="6" draw:name="Forma15_0" draw:style-name="gr7" draw:text-style-name="P8" svg:width="1.853cm" svg:height="0.489cm" svg:x="12.534cm" svg:y="0.309cm"><draw:text-box><text:p>REJEITA</text:p></draw:text-box></draw:frame></text:p>
      <text:p text:style-name="P1"/>
      <text:p text:style-name="P1"/>
      <text:p text:style-name="P1"/>
      <text:p text:style-name="P1"><text:tab/><text:tab/></text:p>
      <text:p text:style-name="P1"><text:tab/><text:tab/><text:tab/><text:tab/><text:tab/><text:span text:style-name="T2">M’</text:span></text:p>
      <text:p text:style-name="P1"/>
      <text:p text:style-name="P1">○ Uma string <text:span text:style-name="T7">u</text:span> ∈ { 0, 1 }* é mapeada para uma string r(<text:span text:style-name="T7">u</text:span>) ∈ {<text:span text:style-name="T11">a</text:span>, <text:span text:style-name="T11">b</text:span>}* da seguinte maneira: <text:tab/></text:p>
      <text:p text:style-name="P1"><text:tab/>■ <text:span text:style-name="T7">Compute u em R, se u for uma string com o mesmo numero de 0’s e 1’s com um 1 <text:tab/>incrementado no final, R aceita.</text:span></text:p>
      <text:p text:style-name="P1"><text:tab/></text:p>
      <text:p text:style-name="P1"><text:tab/>■ <text:span text:style-name="T7">R garante a redução por mapeamento para M(L2), substituindo 0’s por a’s e 1’s por b’s</text:span></text:p>
      <text:p text:style-name="P3"><text:span text:style-name="T1"><text:tab/></text:span><text:span text:style-name="T7">e finaliza apagando o ultimo 1 incrementado no final de u.</text:span></text:p>
      <text:p text:style-name="P3"/>
      <text:p text:style-name="P3"><text:span text:style-name="T1"><text:tab/>■ Se </text:span><text:span text:style-name="T7">a entrada for diferente de 0</text:span><text:span text:style-name="T1">, então </text:span><text:span text:style-name="T7">rejeite, se existirem 0 após o último 1 incrementado <text:tab/>rejeite, para haver tal rejeição substitua a string por um único 0 e encaminhe a saída para L2, <text:tab/></text:span><text:span text:style-name="T8">que computara e rejeitara dado r(u)</text:span><text:span text:style-name="T7">.</text:span></text:p>
      <text:p text:style-name="P3"/>
      <text:p text:style-name="P3"><text:tab/><text:span text:style-name="T1">■ </text:span><text:span text:style-name="T8">Se a saída de R for uma string qualquer r(u) | {a^i b^i | i &gt;= 0}, M’ aceita a string u.</text:span></text:p>
      <text:p text:style-name="P3"/>
      <text:p text:style-name="P3"/>
      <text:p text:style-name="P3">● Para construir uma máquina de Turing <text:span text:style-name="T8">R</text:span> que computa esta função <text:span text:style-name="T8">r</text:span>, vamos considerar o seguinte:</text:p>
      <text:p text:style-name="P3"><text:soft-page-break/><text:tab/>○ Sejam i <text:span text:style-name="T8">o</text:span> parâmetros da função</text:p>
      <text:p text:style-name="P3"><text:tab/>○ O conteúdo inicial da fita da máquina <text:span text:style-name="T9">R</text:span> é 0<text:span text:style-name="T8">^</text:span>i <text:span text:style-name="T8">1^i+1</text:span>⊔⊔</text:p>
      <text:p text:style-name="P3"/>
      <text:p text:style-name="P3">● A máquina de Turing <text:span text:style-name="T8">R</text:span> computa <text:span text:style-name="T8">a função r</text:span>, sendo M = ({ q0 , q1 , q2 , q3 , q4, <text:span text:style-name="T10">qaceita</text:span>, <text:span text:style-name="T10">qrejeita</text:span>}, { 0, <text:span text:style-name="T9">1</text:span>}, { 0, <text:span text:style-name="T9">1</text:span>, <text:span text:style-name="T9">a</text:span>, <text:span text:style-name="T9">b,</text:span> ⊔ }, &amp;,</text:p>
      <text:p text:style-name="P3">q0, q<text:span text:style-name="T10">4</text:span> ), onde &amp; é descrita pelo seguinte diagrama de estados:</text:p>
      <text:p text:style-name="P3"><draw:line text:anchor-type="paragraph" draw:z-index="21" draw:name="Forma5" draw:style-name="gr6" draw:text-style-name="P7" svg:x1="9.735cm" svg:y1="2.741cm" svg:x2="9.735cm" svg:y2="0.448cm"><text:p/></draw:line><draw:line text:anchor-type="paragraph" draw:z-index="22" draw:name="Forma6" draw:style-name="gr6" draw:text-style-name="P7" svg:x1="9.735cm" svg:y1="0.448cm" svg:x2="0.827cm" svg:y2="0.448cm"><text:p/></draw:line><draw:line text:anchor-type="paragraph" draw:z-index="23" draw:name="Forma7" draw:style-name="gr6" draw:text-style-name="P7" svg:x1="0.827cm" svg:y1="2.103cm" svg:x2="0.827cm" svg:y2="0.404cm"><text:p/></draw:line></text:p>
      <text:p text:style-name="P3"><draw:frame text:anchor-type="paragraph" draw:z-index="16" draw:name="Forma3_2" draw:style-name="gr7" draw:text-style-name="P8" svg:width="1.389cm" svg:height="0.489cm" svg:x="3.276cm" svg:y="0.049cm"><draw:text-box><text:p>b→b, R </text:p></draw:text-box></draw:frame><draw:frame text:anchor-type="paragraph" draw:z-index="19" draw:name="Forma3_4" draw:style-name="gr7" draw:text-style-name="P8" svg:width="1.389cm" svg:height="0.489cm" svg:x="6.451cm" svg:y="0.131cm"><draw:text-box><text:p>0→0, L</text:p></draw:text-box></draw:frame></text:p>
      <text:p text:style-name="P3"><draw:custom-shape text:anchor-type="paragraph" draw:z-index="7" draw:name="Forma1" draw:style-name="gr1" draw:text-style-name="P5" svg:width="1.015cm" svg:height="1.015cm" svg:x="0.298cm" svg:y="1.129cm"><text:p text:style-name="P5"><text:s/>q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Forma2" draw:style-name="gr4" draw:text-style-name="P7" svg:x1="1.312cm" svg:y1="1.834cm" svg:x2="3.34cm" svg:y2="1.834cm"><text:p/></draw:line><draw:frame text:anchor-type="paragraph" draw:z-index="9" draw:name="Forma3" draw:style-name="gr7" draw:text-style-name="P8" svg:width="1.389cm" svg:height="0.489cm" svg:x="1.489cm" svg:y="1.129cm"><draw:text-box><text:p>0→a, R</text:p></draw:text-box></draw:frame><draw:custom-shape text:anchor-type="paragraph" draw:z-index="10" draw:name="Forma1_0" draw:style-name="gr1" draw:text-style-name="P5" svg:width="1.015cm" svg:height="1.015cm" svg:x="3.385cm" svg:y="1.261cm"><text:p text:style-name="P5"><text:s/>q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11" draw:name="Forma4" draw:style-name="gr6" draw:text-style-name="P7" svg:width="0.923cm" svg:height="0.992cm" draw:transform="skewX (-0.0701622359301721) rotate (1.86069551555115) translate (3.57409202206771cm 1.72016626908302cm)" svg:viewBox="0 0 924 993" svg:d="M226 1c247-4 663-8 692 232 35 286-74 665-474 760l-247-54-189-145-8-47"><text:p/></draw:path><draw:frame text:anchor-type="paragraph" draw:z-index="12" draw:name="Forma3_0" draw:style-name="gr7" draw:text-style-name="P8" svg:width="1.389cm" svg:height="0.489cm" svg:x="3.297cm" svg:y="0.159cm"><draw:text-box><text:p>0→0, R </text:p></draw:text-box></draw:frame><draw:line text:anchor-type="paragraph" draw:z-index="13" draw:name="Forma2_0" draw:style-name="gr4" draw:text-style-name="P7" svg:x1="4.399cm" svg:y1="1.813cm" svg:x2="6.427cm" svg:y2="1.813cm"><text:p/></draw:line><draw:frame text:anchor-type="paragraph" draw:z-index="14" draw:name="Forma3_1" draw:style-name="gr7" draw:text-style-name="P8" svg:width="1.389cm" svg:height="0.489cm" svg:x="4.708cm" svg:y="1.217cm"><draw:text-box><text:p>1→b, L </text:p></draw:text-box></draw:frame><draw:custom-shape text:anchor-type="paragraph" draw:z-index="15" draw:name="Forma1_1" draw:style-name="gr1" draw:text-style-name="P5" svg:width="1.015cm" svg:height="1.015cm" svg:x="6.428cm" svg:y="1.217cm"><text:p text:style-name="P5"><text:s/>q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18" draw:name="Forma4_0" draw:style-name="gr6" draw:text-style-name="P7" svg:width="0.923cm" svg:height="0.992cm" draw:transform="skewX (-0.0701622359301721) rotate (1.86069551555115) translate (6.61680035540105cm 1.67606904686079cm)" svg:viewBox="0 0 924 993" svg:d="M226 1c247-4 663-8 692 232 35 286-74 665-474 760l-247-54-189-145-8-47"><text:p/></draw:path><draw:frame text:anchor-type="paragraph" draw:z-index="17" draw:name="Forma3_3" draw:style-name="gr7" draw:text-style-name="P8" svg:width="1.389cm" svg:height="0.489cm" svg:x="6.451cm" svg:y="0.132cm"><draw:text-box><text:p>b→b, L</text:p></draw:text-box></draw:frame><draw:frame text:anchor-type="paragraph" draw:z-index="20" draw:name="Forma3_5" draw:style-name="gr7" draw:text-style-name="P8" svg:width="1.389cm" svg:height="0.489cm" svg:x="7.618cm" svg:y="1.173cm"><draw:text-box><text:p>a→a, R</text:p></draw:text-box></draw:frame><draw:line text:anchor-type="paragraph" draw:z-index="24" draw:name="Forma2_1" draw:style-name="gr4" draw:text-style-name="P7" svg:x1="0.762cm" svg:y1="2.143cm" svg:x2="0.783cm" svg:y2="3.619cm"><text:p/></draw:line><draw:frame text:anchor-type="paragraph" draw:z-index="25" draw:name="Forma3_6" draw:style-name="gr7" draw:text-style-name="P8" svg:width="1.389cm" svg:height="0.489cm" svg:x="0.873cm" svg:y="2.381cm"><draw:text-box><text:p>b→b, R</text:p></draw:text-box></draw:frame><draw:custom-shape text:anchor-type="paragraph" draw:z-index="26" draw:name="Forma1_2" draw:style-name="gr1" draw:text-style-name="P5" svg:width="1.015cm" svg:height="1.015cm" svg:x="0.363cm" svg:y="3.708cm"><text:p text:style-name="P5"><text:s/>q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Forma8" draw:style-name="gr6" draw:text-style-name="P7" svg:x1="7.442cm" svg:y1="1.767cm" svg:x2="9.735cm" svg:y2="1.767cm"><text:p/></draw:line><draw:path text:anchor-type="paragraph" draw:z-index="28" draw:name="Forma4_1" draw:style-name="gr6" draw:text-style-name="P7" svg:width="0.901cm" svg:height="0.99cm" draw:transform="skewX (0.0539306738866247) rotate (1.27391582103066) translate (0.265392401655075cm 5.13203082875604cm)" svg:viewBox="0 0 902 991" svg:d="M682 1c-241-4-647-8-676 231-34 286 72 664 463 759l241-54 184-145 8-46"><text:p/></draw:path><draw:frame text:anchor-type="paragraph" draw:z-index="29" draw:name="Forma3_7" draw:style-name="gr7" draw:text-style-name="P8" svg:width="1.389cm" svg:height="0.489cm" svg:x="0.235cm" svg:y="5.445cm"><draw:text-box><text:p>b→b, R</text:p></draw:text-box></draw:frame><draw:line text:anchor-type="paragraph" draw:z-index="30" draw:name="Forma9" draw:style-name="gr4" draw:text-style-name="P7" svg:x1="1.378cm" svg:y1="4.304cm" svg:x2="3.274cm" svg:y2="4.304cm"><text:p/></draw:line><draw:frame text:anchor-type="paragraph" draw:z-index="31" draw:name="Forma3_8" draw:style-name="gr5" draw:text-style-name="P6" svg:width="1.763cm" svg:height="0.985cm" svg:x="1.49cm" svg:y="3.66cm"><draw:text-box><text:p><text:span text:style-name="T12">1→⊔</text:span><text:span text:style-name="T12">, R</text:span></text:p></draw:text-box></draw:frame><draw:custom-shape text:anchor-type="paragraph" draw:z-index="32" draw:name="Forma1_3" draw:style-name="gr1" draw:text-style-name="P5" svg:width="1.015cm" svg:height="1.015cm" svg:x="3.253cm" svg:y="3.928cm"><text:p text:style-name="P5"><text:s/>q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33" draw:name="Forma4_2" draw:style-name="gr6" draw:text-style-name="P7" svg:width="0.901cm" svg:height="0.99cm" draw:transform="skewX (0.0539306738866247) rotate (1.27391582103066) translate (0.265392401655075cm 5.13203082875604cm)" svg:viewBox="0 0 902 991" svg:d="M682 1c-241-4-647-8-676 231-34 286 72 664 463 759l241-54 184-145 8-46"><text:p/></draw:path><draw:frame text:anchor-type="paragraph" draw:z-index="34" draw:name="Forma3_9" draw:style-name="gr5" draw:text-style-name="P6" svg:width="1.763cm" svg:height="0.985cm" svg:x="4.598cm" svg:y="3.937cm"><draw:text-box><text:p><text:span text:style-name="T12">⊔ →⊔</text:span><text:span text:style-name="T12">, R</text:span></text:p></draw:text-box></draw:frame><draw:line text:anchor-type="paragraph" draw:z-index="35" draw:name="Forma10" draw:style-name="gr4" draw:text-style-name="P7" svg:x1="4.267cm" svg:y1="4.546cm" svg:x2="6.913cm" svg:y2="4.546cm"><text:p/></draw:line><draw:custom-shape text:anchor-type="paragraph" draw:z-index="36" draw:name="Forma1_4" draw:style-name="gr2" draw:text-style-name="P5" svg:width="2.162cm" svg:height="1.015cm" svg:x="6.869cm" svg:y="3.907cm"><text:p text:style-name="P5"><text:s/>qacei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Forma11" draw:style-name="gr4" draw:text-style-name="P7" svg:x1="3.803cm" svg:y1="4.942cm" svg:x2="3.803cm" svg:y2="6.397cm"><text:p/></draw:line><draw:frame text:anchor-type="paragraph" draw:z-index="38" draw:name="Forma3_10" draw:style-name="gr3" draw:text-style-name="P6" svg:width="1.763cm" svg:height="0.99cm" svg:x="3.895cm" svg:y="4.942cm"><draw:text-box><text:p><text:span text:style-name="T12">1→1</text:span><text:span text:style-name="T12">, R</text:span></text:p><text:p><text:span text:style-name="T12">0→0, R</text:span></text:p></draw:text-box></draw:frame><draw:custom-shape text:anchor-type="paragraph" draw:z-index="39" draw:name="Forma1_5" draw:style-name="gr2" draw:text-style-name="P5" svg:width="2.162cm" svg:height="1.015cm" svg:x="2.877cm" svg:y="6.422cm"><text:p text:style-name="P5"><text:s/>qrejei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Forma1_6" draw:style-name="gr1" draw:text-style-name="P5" svg:width="1.015cm" svg:height="1.015cm" svg:x="3.253cm" svg:y="3.928cm"><text:p text:style-name="P5"><text:s/>q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4:15:02.148420078</meta:creation-date>
    <dc:date>2021-04-27T16:11:57.047306692</dc:date>
    <meta:editing-duration>PT1H1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394" meta:character-count="1886" meta:non-whitespace-character-count="1489"/>
  </office:meta>
</office:document-meta>
</file>